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4.0453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4;105;10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pracovna 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kulační čerpadlo</text:p>
          </table:table-cell>
          <table:table-cell/>
        </table:table-row>
      </table:table>
      <table:table table:name="Svetla" table:style-name="ta1">
        <table:table-column table:style-name="co8" table:number-columns-repeated="5" table:default-cell-style-name="ce3"/>
        <table:table-column table:style-name="co9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  <table:table-cell office:value-type="string" calcext:value-type="string">
            <text:p>Ard1</text:p>
          </table:table-cell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  <table:table-cell/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  <table:table-cell office:value-type="string" calcext:value-type="string">
            <text:p>Ard1</text:p>
          </table:table-cell>
        </table:table-row>
      </table:table>
      <table:table table:name="Topeni" table:style-name="ta1">
        <table:table-column table:style-name="co8" table:number-columns-repeated="5" table:default-cell-style-name="ce3"/>
        <table:table-column table:style-name="co9" table:default-cell-style-name="ce3"/>
        <table:table-column table:style-name="co8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  <table:table-cell office:value-type="string" calcext:value-type="string">
            <text:p>Ard2</text:p>
          </table:table-cell>
        </table:table-row>
      </table:table>
      <table:table table:name="Zaluzie" table:style-name="ta1">
        <table:table-column table:style-name="co8" table:number-columns-repeated="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</table:table>
      <table:table table:name="Zvuk" table:style-name="ta1"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ND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duktor kuchyně + obývák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ND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duktor Pracovna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ND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ND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ND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racovna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ND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duktor Herna</text:p>
          </table:table-cell>
          <table:table-cell/>
        </table:table-row>
      </table:table>
      <table:table table:name="FVE" table:style-name="ta1">
        <table:table-column table:style-name="co8" table:number-columns-repeated="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řídač</text:p>
          </table:table-cell>
          <table:table-cell office:value-type="string" calcext:value-type="string">
            <text:p>SUN-10K-SG04LP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erie</text:p>
          </table:table-cell>
          <table:table-cell office:value-type="string" calcext:value-type="string">
            <text:p>Somi 10,24 kWh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Exterié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box</text:p>
          </table:table-cell>
          <table:table-cell office:value-type="string" calcext:value-type="string">
            <text:p>EVmate 01/2-3-16 STR</text:p>
          </table:table-cell>
        </table:table-row>
      </table:table>
      <table:named-expressions/>
      <table:database-ranges>
        <table:database-range table:name="__Anonymous_Sheet_DB__1" table:target-range-address="Svetla.A1:Svetla.G33" table:display-filter-buttons="true">
          <table:filter>
            <table:filter-and>
              <table:filter-condition table:value="RH" table:operator="=" table:field-number="0"/>
            </table:filter-and>
          </table:filter>
        </table:database-range>
        <table:database-range table:name="__Anonymous_Sheet_DB__2" table:target-range-address="Topeni.A1:Topeni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20:03:07.572014653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5-01-27T20:08:42.534548355</dc:date>
    <meta:editing-duration>P2DT47M43S</meta:editing-duration>
    <meta:editing-cycles>23</meta:editing-cycles>
    <meta:generator>LibreOffice/24.2.7.2$Linux_X86_64 LibreOffice_project/420$Build-2</meta:generator>
    <meta:print-date>2024-08-20T00:06:05.388480866</meta:print-date>
    <meta:document-statistic meta:table-count="6" meta:cell-count="776" meta:object-count="0"/>
  </office:meta>
</office:document-meta>
</file>